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margin-top="0.2083in" fo:margin-bottom="0.0972in" style:contextual-spacing="false" fo:orphans="2" fo:widows="2" fo:text-indent="0in" style:auto-text-indent="false"/>
      <style:text-properties fo:font-variant="normal" fo:text-transform="none" fo:color="#000000" loext:opacity="100%" style:font-name="Arial" fo:letter-spacing="normal" fo:font-style="normal" fo:font-weight="normal"/>
    </style:style>
    <style:style style:name="P2" style:family="paragraph" style:parent-style-name="Heading_20_1">
      <style:paragraph-properties fo:margin-left="0in" fo:margin-right="0in" fo:margin-top="0.2083in" fo:margin-bottom="0.0972in" style:contextual-spacing="false" fo:orphans="2" fo:widows="2" fo:text-indent="0in" style:auto-text-indent="false"/>
      <style:text-properties fo:font-variant="normal" fo:text-transform="none" fo:color="#000000" loext:opacity="100%" style:font-name="Arial" fo:letter-spacing="normal" fo:font-style="normal" fo:font-weight="normal" officeooo:rsid="0003b287" officeooo:paragraph-rsid="0003b287"/>
    </style:style>
    <style:style style:name="P3" style:family="paragraph" style:parent-style-name="Heading_20_2">
      <style:paragraph-properties fo:margin-left="0in" fo:margin-right="0in" fo:margin-top="0.2083in" fo:margin-bottom="0.0972in" style:contextual-spacing="false" fo:orphans="2" fo:widows="2" fo:text-indent="0in" style:auto-text-indent="false"/>
      <style:text-properties fo:font-variant="normal" fo:text-transform="none" fo:color="#000000" loext:opacity="100%" style:font-name="Arial" fo:letter-spacing="normal" fo:font-style="normal" fo:font-weight="normal"/>
    </style:style>
    <style:style style:name="P4" style:family="paragraph" style:parent-style-name="Heading_20_3">
      <style:paragraph-properties fo:margin-left="0in" fo:margin-right="0in" fo:margin-top="0.2083in" fo:margin-bottom="0.0972in" style:contextual-spacing="false" fo:orphans="2" fo:widows="2" fo:text-indent="0in" style:auto-text-indent="false"/>
      <style:text-properties fo:font-variant="normal" fo:text-transform="none" fo:color="#000000" loext:opacity="100%" style:font-name="Arial" fo:letter-spacing="normal" fo:font-style="normal" fo:font-weight="normal"/>
    </style:style>
    <style:style style:name="P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Arial" fo:font-size="14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Some kind of text document</text:h>
      <text:h text:style-name="P1" text:outline-level="1">1. Introduction</text:h>
      <text:p text:style-name="P5">Lorem ipsum dolor sit amet, consectetur adipiscing elit. Duis consequat tincidunt tempor.</text:p>
      <text:h text:style-name="P3" text:outline-level="2">1.1 Background</text:h>
      <text:p text:style-name="P5">Praesent venenatis leo vel nibh tincidunt, nec iaculis est dictum. Integer ac purus at mi volutpat feugiat.</text:p>
      <text:h text:style-name="P3" text:outline-level="2">1.2 Purpose</text:h>
      <text:p text:style-name="P5">Nunc rhoncus, risus ut pretium hendrerit, ipsum nulla lobortis augue, nec vestibulum magna turpis sit amet erat.</text:p>
      <text:h text:style-name="P1" text:outline-level="1">2. Main Content</text:h>
      <text:p text:style-name="P5">Aliquam erat volutpat. Morbi interdum, eros eget venenatis euismod, velit sapien tristique risus, ac tincidunt massa lorem nec felis.</text:p>
      <text:h text:style-name="P3" text:outline-level="2">2.1 Section One</text:h>
      <text:p text:style-name="P5">Phasellus ullamcorper nunc a lacus imperdiet, at luctus sem euismod. Integer feugiat commodo orci.</text:p>
      <text:h text:style-name="P4" text:outline-level="3">2.1.1 Subsection</text:h>
      <text:p text:style-name="P5">Duis porttitor magna ut urna efficitur, ac sollicitudin odio volutpat. Suspendisse potenti.</text:p>
      <text:h text:style-name="P4" text:outline-level="3">2.1.2 Another Subsection</text:h>
      <text:p text:style-name="P5">Sed vestibulum porta sem, eu egestas nulla gravida vel. Morbi feugiat vulputate odio sed placerat.</text:p>
      <text:h text:style-name="P3" text:outline-level="2"><text:soft-page-break/>2.2 Section Two</text:h>
      <text:p text:style-name="P5">Vivamus venenatis magna at metus imperdiet consequat. Ut semper risus nec odio ultrices gravida.</text:p>
      <text:h text:style-name="P1" text:outline-level="1">3. Conclusion</text:h>
      <text:p text:style-name="P5">In hac habitasse platea dictumst. Sed pretium, felis ac dignissim dictum, lectus erat pharetra quam, vel ullamcorper est lorem vitae ligula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4T11:28:59.100741740</meta:creation-date>
    <dc:date>2025-09-24T11:30:03.657367923</dc:date>
    <meta:editing-duration>PT1M5S</meta:editing-duration>
    <meta:editing-cycles>1</meta:editing-cycles>
    <meta:document-statistic meta:table-count="0" meta:image-count="0" meta:object-count="0" meta:page-count="2" meta:paragraph-count="19" meta:word-count="168" meta:character-count="1128" meta:non-whitespace-character-count="979"/>
    <meta:generator>LibreOffice/7.3.7.2$Linux_X86_64 LibreOffice_project/30$Build-2</meta:generator>
  </office:meta>
</office:document-meta>
</file>